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F4000001F4F71565F8CBA4B5D4.png" manifest:media-type="image/png"/>
  <manifest:file-entry manifest:full-path="Pictures/10000201000000A0000000A03E0A53CADFB04FA1.png" manifest:media-type="image/png"/>
  <manifest:file-entry manifest:full-path="Pictures/10000201000002E80000041C240E67F42F4364A7.png" manifest:media-type="image/png"/>
  <manifest:file-entry manifest:full-path="Pictures/10000201000001F4000001F45BA8DDCE5F546A9B.png" manifest:media-type="image/png"/>
  <manifest:file-entry manifest:full-path="Pictures/10000201000002E80000041C4161BF87946B0E9E.png" manifest:media-type="image/png"/>
  <manifest:file-entry manifest:full-path="Pictures/10000201000001F4000001F4F5C6037A6B4E37BA.png" manifest:media-type="image/png"/>
  <manifest:file-entry manifest:full-path="Pictures/10000201000002E80000041C708FA2AB3993354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bottom" fo:padding-bottom="0.03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bottom" fo:padding-bottom="0.1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bottom" fo:padding-bottom="0.17cm" draw:color-mode="standard" draw:luminance="0%" draw:contrast="0%" draw:gamma="100%" draw:red="0%" draw:green="0%" draw:blue="0%" fo:clip="rect(14cm, 7.35cm, 10.359cm, 6.301cm)" draw:image-opacity="100%" style:mirror="none"/>
      <style:paragraph-properties style:writing-mode="lr-tb"/>
    </style:style>
    <style:style style:name="gr8" style:family="graphic" style:parent-style-name="standard">
      <style:graphic-properties draw:fill="solid" draw:fill-color="#eeeeee" draw:textarea-horizontal-align="left" draw:textarea-vertical-align="top" draw:auto-grow-height="false" fo:min-height="6.5cm" fo:min-width="3.7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fill="solid" draw:fill-color="#eeeeee" draw:textarea-horizontal-align="left" draw:textarea-vertical-align="top" draw:auto-grow-height="false" fo:min-height="3.7cm" fo:min-width="3.7cm"/>
      <style:paragraph-properties style:writing-mode="lr-tb"/>
    </style:style>
    <style:style style:name="gr11" style:family="graphic" style:parent-style-name="standard">
      <style:graphic-properties draw:fill="solid" draw:fill-color="#eeeeee" draw:textarea-horizontal-align="left" draw:textarea-vertical-align="top" draw:auto-grow-height="false" fo:min-height="6.2cm" fo:min-width="3.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0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 style:font-size-asian="18pt" style:font-weight-asian="normal" style:font-size-complex="18pt"/>
    </style:style>
    <style:style style:name="P4" style:family="paragraph">
      <loext:graphic-properties draw:fill="none"/>
    </style:style>
    <style:style style:name="P5" style:family="paragraph">
      <style:paragraph-properties fo:text-align="center" style:writing-mode="lr-tb"/>
      <style:text-properties fo:font-size="10pt" style:font-size-asian="18pt" style:font-weight-asian="normal" style:font-size-complex="18pt"/>
    </style:style>
    <style:style style:name="P6" style:family="paragraph">
      <style:paragraph-properties fo:text-align="center" style:writing-mode="lr-tb"/>
      <style:text-properties fo:font-size="10pt"/>
    </style:style>
    <style:style style:name="P7" style:family="paragraph"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solid" draw:fill-color="#eeeee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0pt" style:font-size-asian="18pt" style:font-weight-asian="normal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12 id13 id2 id14 id15 id10 id9 id11 id3 id5 id8 id16 id17 id7 id6 id4 id18 id19 id20 id21 id22 id23 id24">
        <draw:frame draw:name="Internet" draw:style-name="gr1" draw:text-style-name="P1" xml:id="id1" draw:id="id1" draw:layer="layout" svg:width="2.583cm" svg:height="2.441cm" svg:x="1.317cm" svg:y="1.8cm">
          <draw:image xlink:href="Pictures/10000201000001F4000001F45BA8DDCE5F546A9B.png" xlink:type="simple" xlink:show="embed" xlink:actuate="onLoad" loext:mime-type="image/png">
            <text:p/>
          </draw:image>
        </draw:frame>
        <draw:frame draw:name="xenarthra" draw:style-name="gr2" draw:text-style-name="P3" xml:id="id12" draw:id="id12" draw:layer="layout" svg:width="1.508cm" svg:height="2.132cm" svg:x="9.899cm" svg:y="2.519cm">
          <draw:image xlink:href="Pictures/10000201000002E80000041C240E67F42F4364A7.png" xlink:type="simple" xlink:show="embed" xlink:actuate="onLoad" loext:mime-type="image/png">
            <text:p text:style-name="P2"><text:span text:style-name="T1">Xenarthra</text:span></text:p>
          </draw:image>
        </draw:frame>
        <draw:frame draw:style-name="gr3" draw:text-style-name="P1" xml:id="id7" draw:id="id7" draw:layer="layout" svg:width="1.353cm" svg:height="1.352cm" svg:x="2.247cm" svg:y="7.558cm">
          <draw:image xlink:href="Pictures/10000201000001F4000001F4F5C6037A6B4E37BA.png" xlink:type="simple" xlink:show="embed" xlink:actuate="onLoad" loext:mime-type="image/png">
            <text:p/>
          </draw:image>
        </draw:frame>
        <draw:frame draw:style-name="gr4" draw:text-style-name="P3" xml:id="id6" draw:id="id6" draw:layer="layout" svg:width="1.622cm" svg:height="2.561cm" svg:x="4.178cm" svg:y="7cm">
          <draw:image xlink:href="Pictures/10000201000002E80000041C708FA2AB39933546.png" xlink:type="simple" xlink:show="embed" xlink:actuate="onLoad" loext:mime-type="image/png">
            <text:p text:style-name="P2"><text:span text:style-name="T1"/></text:p>
          </draw:image>
        </draw:frame>
        <draw:frame draw:style-name="gr5" draw:text-style-name="P4" xml:id="id4" draw:id="id4" draw:layer="layout" svg:width="1.759cm" svg:height="0.396cm" svg:x="1.959cm" svg:y="8.913cm">
          <draw:text-box>
            <text:p><text:span text:style-name="T1">hetzner001</text:span></text:p>
          </draw:text-box>
        </draw:frame>
        <draw:connector draw:style-name="gr6" draw:text-style-name="P5" xml:id="id13" draw:id="id13" draw:layer="layout" svg:x1="2.608cm" svg:y1="4.241cm" svg:x2="2.61cm" svg:y2="7.2cm" draw:start-shape="id1" draw:start-glue-point="2" svg:d="M2608 4241v1730h2v1229" svg:viewBox="0 0 3 2960">
          <text:p text:style-name="P2"><text:span text:style-name="T1">95.217.96.40/29</text:span></text:p>
          <text:p text:style-name="P2"><text:span text:style-name="T1">95.216.28.178</text:span></text:p>
        </draw:connector>
        <draw:frame draw:name="vdebd" draw:style-name="gr7" draw:text-style-name="P3" xml:id="id2" draw:id="id2" draw:layer="layout" svg:width="1.562cm" svg:height="1.13cm" svg:x="17.438cm" svg:y="8.5cm">
          <draw:image xlink:href="Pictures/10000201000002E80000041C4161BF87946B0E9E.png" xlink:type="simple" xlink:show="embed" xlink:actuate="onLoad" loext:mime-type="image/png">
            <text:p text:style-name="P2"><text:span text:style-name="T1">pod</text:span><text:span text:style-name="T1">man</text:span></text:p>
          </draw:image>
        </draw:frame>
        <draw:connector draw:style-name="gr6" draw:text-style-name="P6" xml:id="id14" draw:id="id14" draw:layer="layout" svg:x1="17.438cm" svg:y1="9.065cm" svg:x2="12.6cm" svg:y2="13.75cm" draw:start-shape="id2" draw:start-glue-point="3" draw:end-shape="id3" draw:end-glue-point="1" svg:d="M17438 9065h-2418v4685h-2420" svg:viewBox="0 0 4839 4686">
          <text:p text:style-name="P2"><text:span text:style-name="T3"/></text:p>
        </draw:connector>
        <draw:connector draw:style-name="gr6" draw:text-style-name="P6" xml:id="id15" draw:id="id15" draw:layer="layout" draw:line-skew="8.003cm" svg:x1="2.838cm" svg:y1="9.309cm" svg:x2="18.219cm" svg:y2="9.63cm" draw:start-shape="id4" draw:start-glue-point="2" draw:end-shape="id2" svg:d="M2838 9309v9391h15381v-9070" svg:viewBox="0 0 15382 9392">
          <text:p text:style-name="P2"><text:span text:style-name="T3"/></text:p>
        </draw:connector>
        <draw:g xml:id="id10" draw:id="id10">
          <draw:custom-shape draw:style-name="gr8" draw:text-style-name="P8" draw:layer="layout" svg:width="3.7cm" svg:height="6.5cm" svg:x="19cm" svg:y="1.2cm">
            <text:p text:style-name="P7"><text:span text:style-name="T2">POD : nextcloud</text:span></text:p>
            <draw:enhanced-geometry svg:viewBox="0 0 21600 21600" draw:type="rectangle" draw:enhanced-path="M 0 0 L 21600 0 21600 21600 0 21600 0 0 Z N"/>
          </draw:custom-shape>
          <draw:frame draw:name="arachnida" draw:style-name="gr9" draw:text-style-name="P3" draw:layer="layout" svg:width="2.689cm" svg:height="2.689cm" svg:x="19.4cm" svg:y="1.8cm">
            <draw:image xlink:href="Pictures/10000201000000A0000000A03E0A53CADFB04FA1.png" xlink:type="simple" xlink:show="embed" xlink:actuate="onLoad" loext:mime-type="image/png">
              <text:p text:style-name="P2"><text:span text:style-name="T1">nextcloud-server</text:span></text:p>
            </draw:image>
          </draw:frame>
          <draw:g draw:name="Marsupialia">
            <draw:frame draw:name="Mysql" draw:style-name="gr1" draw:text-style-name="P1" draw:layer="layout" svg:width="1.012cm" svg:height="1.013cm" svg:x="20.788cm" svg:y="4.906cm">
              <draw:image xlink:href="Pictures/10000201000001F4000001F4F71565F8CBA4B5D4.png" xlink:type="simple" xlink:show="embed" xlink:actuate="onLoad" loext:mime-type="image/png">
                <text:p/>
              </draw:image>
            </draw:frame>
            <draw:frame draw:name="marupialia" draw:style-name="gr9" draw:text-style-name="P3" draw:layer="layout" svg:width="1.507cm" svg:height="2.131cm" svg:x="19.876cm" svg:y="4.8cm">
              <draw:image xlink:href="Pictures/10000201000002E80000041C240E67F42F4364A7.png" xlink:type="simple" xlink:show="embed" xlink:actuate="onLoad" loext:mime-type="image/png">
                <text:p text:style-name="P2"><text:span text:style-name="T1">n</text:span><text:span text:style-name="T1">e</text:span><text:span text:style-name="T1">x</text:span><text:span text:style-name="T1">t</text:span><text:span text:style-name="T1">c</text:span><text:span text:style-name="T1">l</text:span><text:span text:style-name="T1">o</text:span><text:span text:style-name="T1">u</text:span><text:span text:style-name="T1">d</text:span><text:span text:style-name="T1">-</text:span><text:span text:style-name="T1">d</text:span><text:span text:style-name="T1">b</text:span></text:p>
              </draw:image>
            </draw:frame>
          </draw:g>
        </draw:g>
        <draw:g xml:id="id9" draw:id="id9">
          <draw:custom-shape draw:style-name="gr8" draw:text-style-name="P8" draw:layer="layout" svg:width="3.7cm" svg:height="6.5cm" svg:x="20.2cm" svg:y="12.9cm">
            <text:p text:style-name="P7"><text:span text:style-name="T2">POD : nextcloud</text:span></text:p>
            <draw:enhanced-geometry svg:viewBox="0 0 21600 21600" draw:type="rectangle" draw:enhanced-path="M 0 0 L 21600 0 21600 21600 0 21600 0 0 Z N"/>
          </draw:custom-shape>
          <draw:frame draw:name="arachnida" draw:style-name="gr9" draw:text-style-name="P3" draw:layer="layout" svg:width="2.689cm" svg:height="2.689cm" svg:x="20.6cm" svg:y="13.5cm">
            <draw:image xlink:href="Pictures/10000201000000A0000000A03E0A53CADFB04FA1.png" xlink:type="simple" xlink:show="embed" xlink:actuate="onLoad" loext:mime-type="image/png">
              <text:p text:style-name="P2"><text:span text:style-name="T1">nextcloud</text:span><text:span text:style-name="T1">-server</text:span></text:p>
            </draw:image>
          </draw:frame>
          <draw:g draw:name="Marsupialia">
            <draw:frame draw:name="Mysql" draw:style-name="gr1" draw:text-style-name="P1" draw:layer="layout" svg:width="1.012cm" svg:height="1.013cm" svg:x="21.988cm" svg:y="16.606cm">
              <draw:image xlink:href="Pictures/10000201000001F4000001F4F71565F8CBA4B5D4.png" xlink:type="simple" xlink:show="embed" xlink:actuate="onLoad" loext:mime-type="image/png">
                <text:p/>
              </draw:image>
            </draw:frame>
            <draw:frame draw:name="marupialia" draw:style-name="gr9" draw:text-style-name="P3" draw:layer="layout" svg:width="1.507cm" svg:height="2.131cm" svg:x="21.076cm" svg:y="16.5cm">
              <draw:image xlink:href="Pictures/10000201000002E80000041C240E67F42F4364A7.png" xlink:type="simple" xlink:show="embed" xlink:actuate="onLoad" loext:mime-type="image/png">
                <text:p text:style-name="P2"><text:span text:style-name="T1">nextcloud-db</text:span></text:p>
              </draw:image>
            </draw:frame>
          </draw:g>
        </draw:g>
        <draw:g xml:id="id11" draw:id="id11">
          <draw:custom-shape draw:style-name="gr8" draw:text-style-name="P8" draw:layer="layout" svg:width="3.7cm" svg:height="6.5cm" svg:x="23.6cm" svg:y="1.2cm">
            <text:p text:style-name="P7"><text:span text:style-name="T2">POD : la-saillante</text:span></text:p>
            <draw:enhanced-geometry svg:viewBox="0 0 21600 21600" draw:type="rectangle" draw:enhanced-path="M 0 0 L 21600 0 21600 21600 0 21600 0 0 Z N"/>
          </draw:custom-shape>
          <draw:frame draw:name="arachnida" draw:style-name="gr9" draw:text-style-name="P3" draw:layer="layout" svg:width="2.689cm" svg:height="2.689cm" svg:x="24cm" svg:y="1.8cm">
            <draw:image xlink:href="Pictures/10000201000000A0000000A03E0A53CADFB04FA1.png" xlink:type="simple" xlink:show="embed" xlink:actuate="onLoad" loext:mime-type="image/png">
              <text:p text:style-name="P2"><text:span text:style-name="T1">saillante-server</text:span></text:p>
            </draw:image>
          </draw:frame>
          <draw:g draw:name="Marsupialia">
            <draw:frame draw:name="Mysql" draw:style-name="gr1" draw:text-style-name="P1" draw:layer="layout" svg:width="1.012cm" svg:height="1.013cm" svg:x="25.388cm" svg:y="4.906cm">
              <draw:image xlink:href="Pictures/10000201000001F4000001F4F71565F8CBA4B5D4.png" xlink:type="simple" xlink:show="embed" xlink:actuate="onLoad" loext:mime-type="image/png">
                <text:p/>
              </draw:image>
            </draw:frame>
            <draw:frame draw:name="marupialia" draw:style-name="gr9" draw:text-style-name="P3" draw:layer="layout" svg:width="1.507cm" svg:height="2.131cm" svg:x="24.476cm" svg:y="4.8cm">
              <draw:image xlink:href="Pictures/10000201000002E80000041C240E67F42F4364A7.png" xlink:type="simple" xlink:show="embed" xlink:actuate="onLoad" loext:mime-type="image/png">
                <text:p text:style-name="P2"><text:span text:style-name="T1">saillante-db</text:span></text:p>
              </draw:image>
            </draw:frame>
          </draw:g>
        </draw:g>
        <draw:g xml:id="id3" draw:id="id3">
          <draw:custom-shape draw:style-name="gr10" draw:text-style-name="P8" draw:layer="layout" svg:width="3.7cm" svg:height="3.7cm" svg:x="8.9cm" svg:y="11.9cm">
            <text:p text:style-name="P7"><text:span text:style-name="T2">P</text:span><text:span text:style-name="T2">O</text:span><text:span text:style-name="T2">D</text:span><text:span text:style-name="T2"> </text:span><text:span text:style-name="T2">:</text:span><text:span text:style-name="T2"> </text:span><text:span text:style-name="T2">X</text:span><text:span text:style-name="T2">e</text:span><text:span text:style-name="T2">n</text:span><text:span text:style-name="T2">a</text:span></text:p>
            <draw:enhanced-geometry svg:viewBox="0 0 21600 21600" draw:type="rectangle" draw:enhanced-path="M 0 0 L 21600 0 21600 21600 0 21600 0 0 Z N"/>
          </draw:custom-shape>
          <draw:frame draw:name="arachnida" draw:style-name="gr9" draw:text-style-name="P3" draw:layer="layout" svg:width="2.689cm" svg:height="2.689cm" svg:x="9.3cm" svg:y="12.5cm">
            <draw:image xlink:href="Pictures/10000201000000A0000000A03E0A53CADFB04FA1.png" xlink:type="simple" xlink:show="embed" xlink:actuate="onLoad" loext:mime-type="image/png">
              <text:p text:style-name="P2"><text:span text:style-name="T1">xena</text:span></text:p>
            </draw:image>
          </draw:frame>
        </draw:g>
        <draw:g xml:id="id5" draw:id="id5">
          <draw:custom-shape draw:style-name="gr10" draw:text-style-name="P8" draw:layer="layout" svg:width="3.7cm" svg:height="3.7cm" svg:x="9cm" svg:y="1.6cm">
            <text:p text:style-name="P7"><text:span text:style-name="T2">POD : Xenarthra</text:span></text:p>
            <draw:enhanced-geometry svg:viewBox="0 0 21600 21600" draw:type="rectangle" draw:enhanced-path="M 0 0 L 21600 0 21600 21600 0 21600 0 0 Z N"/>
          </draw:custom-shape>
          <draw:frame draw:name="xenarthra" draw:style-name="gr2" draw:text-style-name="P3" xml:id="id12" draw:id="id12" draw:layer="layout" svg:width="1.508cm" svg:height="2.132cm" svg:x="9.899cm" svg:y="2.519cm">
            <draw:image xlink:href="Pictures/10000201000002E80000041C240E67F42F4364A7.png" xlink:type="simple" xlink:show="embed" xlink:actuate="onLoad" loext:mime-type="image/png">
              <text:p text:style-name="P2"><text:span text:style-name="T1">Xenarthra</text:span></text:p>
            </draw:image>
          </draw:frame>
        </draw:g>
        <draw:g xml:id="id8" draw:id="id8">
          <draw:custom-shape draw:style-name="gr11" draw:text-style-name="P8" draw:layer="layout" svg:width="3.7cm" svg:height="6.2cm" svg:x="9cm" svg:y="5.5cm">
            <text:p text:style-name="P7"><text:span text:style-name="T2">POD : </text:span><text:span text:style-name="T2">courriel</text:span></text:p>
            <draw:enhanced-geometry svg:viewBox="0 0 21600 21600" draw:type="rectangle" draw:enhanced-path="M 0 0 L 21600 0 21600 21600 0 21600 0 0 Z N"/>
          </draw:custom-shape>
          <draw:frame draw:name="xenarthra" draw:style-name="gr2" draw:text-style-name="P3" draw:layer="layout" svg:width="1.508cm" svg:height="2.132cm" svg:x="9.899cm" svg:y="6.419cm">
            <draw:image xlink:href="Pictures/10000201000002E80000041C240E67F42F4364A7.png" xlink:type="simple" xlink:show="embed" xlink:actuate="onLoad" loext:mime-type="image/png">
              <text:p text:style-name="P2"><text:span text:style-name="T1">postfix</text:span></text:p>
            </draw:image>
          </draw:frame>
          <draw:frame draw:name="xenarthra_0" draw:style-name="gr2" draw:text-style-name="P3" draw:layer="layout" svg:width="1.508cm" svg:height="2.132cm" svg:x="10cm" svg:y="9.3cm">
            <draw:image xlink:href="Pictures/10000201000002E80000041C240E67F42F4364A7.png" xlink:type="simple" xlink:show="embed" xlink:actuate="onLoad" loext:mime-type="image/png">
              <text:p text:style-name="P2"><text:span text:style-name="T1">cyrus</text:span></text:p>
            </draw:image>
          </draw:frame>
        </draw:g>
        <draw:connector draw:style-name="gr6" draw:text-style-name="P6" xml:id="id16" draw:id="id16" draw:layer="layout" svg:x1="17.438cm" svg:y1="9.065cm" svg:x2="12.7cm" svg:y2="3.45cm" draw:start-shape="id2" draw:start-glue-point="3" draw:end-shape="id5" draw:end-glue-point="1" svg:d="M17438 9065h-2368v-5615h-2370" svg:viewBox="0 0 4739 5616">
          <text:p text:style-name="P2"><text:span text:style-name="T3"/></text:p>
        </draw:connector>
        <draw:frame draw:style-name="gr5" draw:text-style-name="P4" xml:id="id17" draw:id="id17" draw:layer="layout" svg:width="1.463cm" svg:height="0.396cm" svg:x="9.5cm" svg:y="18.1cm">
          <draw:text-box>
            <text:p><text:span text:style-name="T3">10.88.0.1</text:span></text:p>
          </draw:text-box>
        </draw:frame>
        <draw:connector draw:style-name="gr6" draw:text-style-name="P5" xml:id="id18" draw:id="id18" draw:layer="layout" svg:x1="5.8cm" svg:y1="8.28cm" svg:x2="3.6cm" svg:y2="8.234cm" draw:start-shape="id6" draw:start-glue-point="1" draw:end-shape="id7" draw:end-glue-point="1" svg:d="M5800 8280h500v-46h-2700" svg:viewBox="0 0 2701 47">
          <text:p text:style-name="P2"><text:span text:style-name="T1"/></text:p>
        </draw:connector>
        <draw:connector draw:style-name="gr6" draw:text-style-name="P5" xml:id="id19" draw:id="id19" draw:layer="layout" draw:line-skew="-0.104cm" svg:x1="9cm" svg:y1="3.45cm" svg:x2="5.8cm" svg:y2="8.28cm" draw:start-shape="id5" draw:start-glue-point="3" draw:end-shape="id6" draw:end-glue-point="1" svg:d="M9000 3450h-1711v4830h-1489" svg:viewBox="0 0 3201 4831">
          <text:p/>
        </draw:connector>
        <draw:connector draw:style-name="gr6" draw:text-style-name="P5" xml:id="id20" draw:id="id20" draw:layer="layout" svg:x1="9cm" svg:y1="8.6cm" svg:x2="5.8cm" svg:y2="8.28cm" draw:start-shape="id8" draw:start-glue-point="3" draw:end-shape="id6" draw:end-glue-point="1" svg:d="M9000 8600h-1607v-320h-1593" svg:viewBox="0 0 3201 321">
          <text:p/>
        </draw:connector>
        <draw:connector draw:style-name="gr6" draw:text-style-name="P5" xml:id="id21" draw:id="id21" draw:layer="layout" draw:line-skew="0.146cm" svg:x1="8.9cm" svg:y1="13.75cm" svg:x2="5.8cm" svg:y2="8.28cm" draw:start-shape="id3" draw:start-glue-point="3" draw:end-shape="id6" draw:end-glue-point="1" svg:d="M8900 13750h-1411v-5470h-1689" svg:viewBox="0 0 3101 5471">
          <text:p/>
        </draw:connector>
        <draw:connector draw:style-name="gr6" draw:text-style-name="P5" xml:id="id22" draw:id="id22" draw:layer="layout" svg:x1="22.05cm" svg:y1="12.9cm" svg:x2="19cm" svg:y2="9.065cm" draw:start-shape="id9" draw:start-glue-point="0" draw:end-shape="id2" draw:end-glue-point="1" svg:d="M22050 12900v-3835h-3050" svg:viewBox="0 0 3051 3836">
          <text:p/>
        </draw:connector>
        <draw:connector draw:style-name="gr6" draw:text-style-name="P5" xml:id="id23" draw:id="id23" draw:layer="layout" svg:x1="19cm" svg:y1="9.065cm" svg:x2="20.85cm" svg:y2="7.7cm" draw:start-shape="id2" draw:start-glue-point="1" draw:end-shape="id10" draw:end-glue-point="2" svg:d="M19000 9065h1850v-1365" svg:viewBox="0 0 1851 1366">
          <text:p/>
        </draw:connector>
        <draw:connector draw:style-name="gr6" draw:text-style-name="P5" xml:id="id24" draw:id="id24" draw:layer="layout" svg:x1="19cm" svg:y1="9.065cm" svg:x2="25.45cm" svg:y2="7.7cm" draw:start-shape="id2" draw:start-glue-point="1" draw:end-shape="id11" draw:end-glue-point="2" svg:d="M19000 9065h6450v-1365" svg:viewBox="0 0 6451 136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to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omain Chantereau</meta:initial-creator>
    <meta:creation-date>2013-11-29T17:34:57</meta:creation-date>
    <dc:date>2020-05-31T15:26:08.151029478</dc:date>
    <meta:editing-duration>PT2H36M51S</meta:editing-duration>
    <meta:editing-cycles>19</meta:editing-cycles>
    <meta:generator>LibreOffice/6.4.4.2$Linux_X86_64 LibreOffice_project/3d775be2011f3886db32dfd395a6a6d1ca2630ff</meta:generator>
    <meta:document-statistic meta:object-count="46"/>
  </office:meta>
</office:document-meta>
</file>